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tomatosTM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1">Github do projeto:</text:span></text:p>
            <text:p text:style-name="P1"><text:span text:style-name="T2"><text:s/></text:span><text:span text:style-name="T3">github.com/wagjub/AutomatosTM</text:span></text:p>
            <text:p text:style-name="P1"><text:span text:style-name="T3"/></text:p>
            <text:p text:style-name="P1"><text:span text:style-name="T3"/></text:p>
            <text:p>Autores: <text:line-break/><text:span text:style-name="T4">Daniel Costa Valerio – danielvalerio@alunos.utfpr.edu.br</text:span></text:p>
            <text:p><text:span text:style-name="T4">Renan Kodama Rodrigues – renan_kdm_rdg@hotmail.com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strutur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pa</text:p>
              </text:list-item>
              <text:list-item>
                <text:p>Node do Mapa</text:p>
              </text:list-item>
              <text:list-item>
                <text:p>Gerenciador Fita</text:p>
              </text:list-item>
              <text:list-item>
                <text:p>Fita</text:p>
              </text:list-item>
              <text:list-item>
                <text:p>Node Fi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a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 principal função do mapa é representar todas as transações de estados existentes.</text:p>
              </text:list-item>
              <text:list-item>
                <text:p>Uma lista encadeada representa essas transições, e gerencia o funcionamento da máquina de turing através de um conjunto de veto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p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Conteúdo do mapa</text:span></text:p>
              </text:list-item>
            </text:list>
            <text:list text:style-name="L4">
              <text:list-item>
                <text:p>Int n – Representa a quantidade de estados existentes</text:p>
              </text:list-item>
              <text:list-item>
                <text:p>Char** labels – Contém o nome de cada estado (código do professor alterado)</text:p>
              </text:list-item>
              <text:list-item>
                <text:p>Int* type – Representa o tipo do estado</text:p>
              </text:list-item>
              <text:list-item>
                <text:p>Bool **state – Matriz de estados </text:p>
              </text:list-item>
              <text:list-item>
                <text:p>lista_string* alf – Alfabeto numa lista de strings</text:p>
              </text:list-item>
              <text:list-item>
                <text:p>Node **vetor – Matriz onde cada linha representa um estado equivalente no lab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Funções</text:span></text:p>
                <text:p><text:span text:style-name="T6"/></text:p>
              </text:list-item>
            </text:list>
            <text:list text:style-name="L4">
              <text:list-item>
                <text:p>Mapa* newMapa(lista_string* estados, lista_string* alfabeto, lista_string* iniciais, lista_string* finais);</text:p>
              </text:list-item>
              <text:list-item>
                <text:p>int addAresta(Mapa* l, int origem, int destino, char caracter, char escreve, char orientacao);</text:p>
              </text:list-item>
              <text:list-item>
                <text:p>bool removeAresta(Mapa* l, int origem, int destino);</text:p>
              </text:list-item>
              <text:list-item>
                <text:p>bool isArestaVal(Mapa* l, int origem, int destino, char c, char* ESC, char* ORI);</text:p>
              </text:list-item>
              <text:list-item>
                <text:p>bool isAresta(Mapa* l, int origem, int destino);</text:p>
              </text:list-item>
              <text:list-item>
                <text:p>void printMapa(Mapa* l);</text:p>
              </text:list-item>
              <text:list-item>
                <text:p>int getMapa(Mapa* l, int*** endMapa);</text:p>
              </text:list-item>
              <text:list-item>
                <text:p>Node* newNode(int valor);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GjUb </meta:initial-creator>
    <meta:creation-date>2016-05-18T18:43:09.247753303</meta:creation-date>
    <dc:date>2016-05-19T00:50:01.420785495</dc:date>
    <dc:creator>WaGjUb </dc:creator>
    <meta:editing-duration>PT5H6M38S</meta:editing-duration>
    <meta:editing-cycles>5</meta:editing-cycles>
    <meta:generator>LibreOffice/4.2.8.2$Linux_X86_64 LibreOffice_project/420m0$Build-2</meta:generator>
    <meta:document-statistic meta:object-count="41"/>
  </office:meta>
</office:document-meta>
</file>